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size="17.1000003814697pt" style:font-size-asian="15pt" style:font-size-complex="17.1000003814697pt"/>
    </style:style>
    <style:style style:name="P2" style:family="paragraph" style:parent-style-name="Standard">
      <style:text-properties fo:font-size="17.1000003814697pt" officeooo:paragraph-rsid="0023d8df" style:font-size-asian="15pt" style:font-size-complex="17.1000003814697pt"/>
    </style:style>
    <style:style style:name="P3" style:family="paragraph" style:parent-style-name="Standard">
      <style:text-properties fo:font-size="17.1000003814697pt" officeooo:paragraph-rsid="002b4eae" style:font-size-asian="15pt" style:font-size-complex="17.1000003814697pt"/>
    </style:style>
    <style:style style:name="T1" style:family="text">
      <style:text-properties officeooo:rsid="0022c6a3"/>
    </style:style>
    <style:style style:name="T2" style:family="text">
      <style:text-properties officeooo:rsid="0026b235"/>
    </style:style>
    <style:style style:name="T3" style:family="text">
      <style:text-properties officeooo:rsid="003120af"/>
    </style:style>
    <style:style style:name="T4" style:family="text">
      <style:text-properties officeooo:rsid="0035cd0e"/>
    </style:style>
    <style:style style:name="T5" style:family="text">
      <style:text-properties officeooo:rsid="004e98cf"/>
    </style:style>
    <style:style style:name="T6" style:family="text">
      <style:text-properties officeooo:rsid="004f28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小野寺は、暗い部屋で、ラップトップの画面に向かって問いかける。</text:p>
      <text:p text:style-name="P1">　「君らは、責任を感じているかね。」</text:p>
      <text:p text:style-name="P1">　画面の向こうには、<text:span text:style-name="T1">2人いる。</text:span></text:p>
      <text:p text:style-name="P1">　一人がゆっくりと語る。</text:p>
      <text:p text:style-name="P2">　「達成感の間違いではないかね、小野寺君。我々としては、最大多数の最大幸福を実現した。財政赤字も帳消しだ。我が国の農業のリスク耐性も向上した。さらに言えば、メガファームはただの<text:span text:style-name="T2">1社を除いて国内外で莫大な利益を挙げた。</text:span>責任を感じるようなことは何一つ無いね。」</text:p>
      <text:p text:style-name="P2">　もう一人も口を開く。</text:p>
      <text:p text:style-name="P2">　「我々としても、いかに自動化農業が危険であるかを国民に周知できた。これで、地方にも雇用は戻り、美しい日本の原風景が再現されるだろう。」</text:p>
      <text:p text:style-name="P3">　「可愛そうな、小林農産と言ったかね？、あそこはご愁傷さまだ。しかし、やむをえん犠牲だ。</text:p>
      <text:p text:style-name="P3"><text:soft-page-break/>　我々と仲良くしてこなかったことがこんな一人負けを生むと予期できなかったのだろう。多少の憐憫の情は覚えるよ。私とて善良な市民だからな。」</text:p>
      <text:p text:style-name="P3">　</text:p>
      <text:p text:style-name="P3">　小野寺はまた問う。</text:p>
      <text:p text:style-name="P3">　「死んでいった<text:span text:style-name="T3">12万人に何か言うべきことがあるのではないか。」</text:span></text:p>
      <text:p text:style-name="P3">　一人目は答える。</text:p>
      <text:p text:style-name="P3">　「我々の計画では、ここまで大事になる予定はなかった。この惨禍を招いたのは善良なる市民だよ。ひとつ教えてやろう。実はこの度の投機と買い占めにおいて、実に<text:span text:style-name="T4">8割が、昨年8月以前には株式投資すらしたことのない素人投資家なのだよ。みんなゲームをしていたのだ。」</text:span></text:p>
      <text:p text:style-name="P3">　「そうだ、我々は、我々のできる範囲で小さな石を投げ込んだだけだ。我々を問責するのはお門違いというものだ。」</text:p>
      <text:p text:style-name="P3"/>
      <text:p text:style-name="P3"><text:soft-page-break/>　「さて、質問はこれくらいにしてもらおう。私は明日は朝から出張が入っているのだ。早く寝なくては。」</text:p>
      <text:p text:style-name="P3">　「ああ、全くだ。夜中に呼び出すとは。」</text:p>
      <text:p text:style-name="P3"/>
      <text:p text:style-name="P3">　二名が退室してからも、小野寺は画面を睨んだままだった。</text:p>
      <text:p text:style-name="P3"/>
      <text:p text:style-name="P3">　小野寺が自ら進んで<text:span text:style-name="T5">IITIのCEOを辞し、村松が新CEO</text:span>に着任したのは、それから<text:span text:style-name="T5">1週間後のことだった。</text:span></text:p>
      <text:p text:style-name="P3"/>
      <text:p text:style-name="P3"/>
      <text:p text:style-name="P3"><text:s text:c="7"/><text:span text:style-name="T6">[Episode #8]</text:span></text:p>
      <text:p text:style-name="P3">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6.4cm" fo:page-height="25.7cm" style:num-format="1" style:print-orientation="landscape" fo:margin-top="2cm" fo:margin-bottom="2cm" fo:margin-left="2cm" fo:margin-right="2cm" style:writing-mode="tb-rl" style:layout-grid-color="#c0c0c0" style:layout-grid-lines="20" style:layout-grid-base-height="1.094cm" style:layout-grid-ruby-height="0.353cm" style:layout-grid-mode="both"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3T16:10:51.916186140</meta:creation-date>
    <dc:title>原稿用紙</dc:title>
    <meta:editing-duration>PT32M3S</meta:editing-duration>
    <meta:editing-cycles>51</meta:editing-cycles>
    <meta:generator>LibreOffice/6.4.4.2$Linux_X86_64 LibreOffice_project/40$Build-2</meta:generator>
    <dc:date>2020-08-13T16:43:19.899286857</dc:date>
    <meta:document-statistic meta:table-count="0" meta:image-count="0" meta:object-count="0" meta:page-count="3" meta:paragraph-count="21" meta:word-count="752" meta:character-count="797" meta:non-whitespace-character-count="769"/>
    <meta:template xlink:type="simple" xlink:actuate="onRequest" xlink:title="原稿用紙" xlink:href="../../.config/libreoffice/4/user/template/原稿用紙1.ott" meta:date="2020-08-13T16:10:51.510721109"/>
  </office:meta>
</office:document-meta>
</file>